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EE000001DCA33913CD620A1E79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18pt" style:font-size-complex="18pt"/>
    </style:style>
    <style:style style:name="P3" style:family="paragraph">
      <loext:graphic-properties draw:fill="none" draw:fill-color="#ffffff"/>
      <style:text-properties fo:font-size="8pt" style:font-size-asian="18pt" style:font-size-complex="18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9cm" svg:height="7.553cm" svg:x="0cm" svg:y="0.063cm">
          <draw:image xlink:href="Pictures/10000000000002EE000001DCA33913CD620A1E79.jpg" xlink:type="simple" xlink:show="embed" xlink:actuate="onLoad" loext:mime-type="image/jpeg">
            <text:p/>
          </draw:image>
        </draw:frame>
        <draw:frame draw:style-name="gr2" draw:text-style-name="P3" draw:layer="layout" svg:width="7.3cm" svg:height="1.1cm" svg:x="0.2cm" svg:y="7.7cm">
          <draw:text-box>
            <text:p text:style-name="P2"><text:span text:style-name="T1">Milk Performance per Cow </text:span></text:p>
            <text:p text:style-name="P2"><text:span text:style-name="T2">(Source: https://hoards.com/article-20808-what-will-dairy-cows-and-farms-look-like-in-50-years.htm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9-20T10:48:53.156963805</dc:date>
    <meta:editing-duration>PT10M25S</meta:editing-duration>
    <meta:editing-cycles>3</meta:editing-cycles>
    <meta:generator>LibreOffice/6.1.0.3$MacOSX_X86_64 LibreOffice_project/efb621ed25068d70781dc026f7e9c5187a4decd1</meta:generator>
    <meta:document-statistic meta:object-count="2"/>
  </office:meta>
</office:document-meta>
</file>